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officeooo:paragraph-rsid="0003fe44"/>
    </style:style>
    <style:style style:name="P2" style:family="paragraph" style:parent-style-name="Standard">
      <style:paragraph-properties fo:text-align="center" style:justify-single-word="false"/>
      <style:text-properties style:font-name="Lucida Console" officeooo:rsid="0003fe44" officeooo:paragraph-rsid="0003fe44"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style:font-name="Lucida Console" officeooo:rsid="000472d1" officeooo:paragraph-rsid="0003fe44" fo:background-color="#ffff00" style:font-name-asian="Liberation Sans"/>
    </style:style>
    <style:style style:name="P4" style:family="paragraph" style:parent-style-name="Standard">
      <style:paragraph-properties fo:text-align="start" style:justify-single-word="false"/>
      <style:text-properties style:font-name="Lucida Console" officeooo:rsid="000538a8" officeooo:paragraph-rsid="0003fe44" fo:background-color="#ff0000" style:font-name-asian="Liberation Sans"/>
    </style:style>
    <style:style style:name="P5" style:family="paragraph" style:parent-style-name="Standard">
      <style:paragraph-properties fo:text-align="start" style:justify-single-word="false"/>
      <style:text-properties style:font-name="Lucida Console" officeooo:rsid="00055750" officeooo:paragraph-rsid="00055750" fo:background-color="#000000" style:font-name-asian="Liberation Sans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3fe44" style:language-asian="ja" style:country-asian="JP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fo:background-color="#000000" loext:char-shading-value="0"/>
    </style:style>
    <style:style style:name="T8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ader</text:p>
      <text:p text:style-name="P1">E5 02 00 00</text:p>
      <text:p text:style-name="P1"/>
      <text:p text:style-name="P2">Data (0x1C bytes long)</text:p>
      <text:p text:style-name="P1"><text:span text:style-name="T4">73 31 34 00 00 00 00 00 00 00 00 00 00 00 00 00</text:span> <text:s text:c="3"/>c01i08..........</text:p>
      <text:p text:style-name="P1">03 19 <text:span text:style-name="T6">08 00</text:span> 65 00 00 00 <text:span text:style-name="T8">FF FF FF FF</text:span> <text:s text:c="15"/><text:span text:style-name="T2">..þÿÿÿÿÿÿÿÿÿ <text:s text:c="3"/></text:span></text:p>
      <text:p text:style-name="P1"><text:span text:style-name="T2"/></text:p>
      <text:p text:style-name="P3"><text:span text:style-name="T2">The </text:span><text:span text:style-name="T1">map ID of this entry.</text:span></text:p>
      <text:p text:style-name="P4"><text:span text:style-name="T1">The ID of the music track to play in this map.</text:span></text:p>
      <text:p text:style-name="P5"><text:span text:style-name="T1">Footer. Always “FF FF FF FF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04:17:25.587000000</meta:creation-date>
    <dc:date>2022-04-17T05:00:36.701000000</dc:date>
    <meta:editing-duration>PT43M9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8" meta:word-count="62" meta:character-count="273" meta:non-whitespace-character-count="197"/>
  </office:meta>
</office:document-meta>
</file>